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5.779cm" fo:margin-left="11.229cm" table:align="left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7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Table_20_Contents">
      <style:text-properties officeooo:rsid="0004e372" officeooo:paragraph-rsid="0004e372"/>
    </style:style>
    <style:style style:name="P3" style:family="paragraph" style:parent-style-name="Table_20_Contents">
      <style:text-properties officeooo:rsid="0005918e" officeooo:paragraph-rsid="0005918e"/>
    </style:style>
    <style:style style:name="T1" style:family="text">
      <style:text-properties style:font-name="serif"/>
    </style:style>
    <style:style style:name="T2" style:family="text">
      <style:text-properties style:font-name="sans-serif"/>
    </style:style>
    <style:style style:name="T3" style:family="text">
      <style:text-properties officeooo:rsid="0004e372"/>
    </style:style>
    <style:style style:name="T4" style:family="text">
      <style:text-properties officeooo:rsid="000591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VENI</text:span> <text:span text:style-name="T1">DE</text:span> <text:span text:style-name="T1">COL·LABORACIÓ</text:span> <text:span text:style-name="T1">ENTRE</text:span> <text:span text:style-name="T1">EL</text:span> <text:span text:style-name="T1">CONSELL</text:span><text:line-break/><text:span text:style-name="T1">INSULAR DE DE MENORCA I L’ASSOCIACIÓ MÚSICA PER</text:span><text:line-break/><text:span text:style-name="T1">A TOTS</text:span><text:line-break/><text:span text:style-name="T1">D’una part, l’Honorable President del Consell Insular de Menorca,</text:span><text:line-break/><text:span text:style-name="T1">senyor Pau Pons i Pons.</text:span><text:line-break/><text:span text:style-name="T1">I de l’altra, la presiden ta de l’associació Música per a Tots, senyora Llúcia</text:span><text:line-break/><text:span text:style-name="T1">Castell i Solfa.</text:span><text:line-break/><text:span text:style-name="T1">Ambdues parts ens reconeixem la capacitat legal necessària per formalit-</text:span><text:line-break/><text:span text:style-name="T1">zar aquest conveni.</text:span><text:line-break/><text:span text:style-name="T1">ANTECEDENTS:</text:span><text:line-break/><text:span text:style-name="T1">Primer. El Consell Insular de Menorca, en virtut de les competèn cies</text:span><text:line-break/><text:span text:style-name="T1">pròpies, té l’objectiu de promoure polítiques de foment de l’illa com a</text:span><text:line-break/><text:span text:style-name="T1">punt de destina ció de turisme cultural, per la qual cosa està interessat a</text:span><text:line-break/><text:span text:style-name="T1">donar suport a totes aquelles activitats que ajudin a donar a conèixer</text:span><text:line-break/><text:span text:style-name="T1">Menorca entre les persones interessades en aquest tipus de turisme.</text:span><text:line-break/><text:span text:style-name="T1">Segon. L’associació Música per a Tots es va crear amb l’objectiu de pro-</text:span><text:line-break/><text:span text:style-name="T1">moure activitats de coneixement i difusió de la música entre la població</text:span><text:line-break/><text:span text:style-name="T1">de Menorca i fomentar actuacions musicals que puguin interessar tant a</text:span><text:line-break/><text:span text:style-name="T1">menorquins com a visitants.</text:span><text:line-break/><text:span text:style-name="T1">I com a resultats d’aquests antecedents establim aquest conveni d’acord</text:span><text:line-break/><text:span text:style-name="T1">amb els següents</text:span><text:line-break/><text:span text:style-name="T1">PACTES / ACORDS:</text:span><text:line-break/><text:span text:style-name="T1">Primer. L’associació Música per a Tots es compromet a organitzar durant</text:span><text:line-break/><text:span text:style-name="T1">l’any una sèrie d’activitats destina des al foment i la difusió de la música</text:span><text:line-break/><text:span text:style-name="T1">en general, que es concreten en:</text:span><text:line-break/><text:span text:style-name="T1">- Cicle de música de cambra (dins el primer trimestre de l’any)</text:span><text:line-break/><text:span text:style-name="T1">- Festival de música clàssica (mesos de juliol i agost)</text:span><text:line-break/><text:span text:style-name="T1">- Festival de música popular i tradicional (dins el darrer trimestre de</text:span><text:line-break/><text:span text:style-name="T1">l’any)</text:span><text:line-break/><text:span text:style-name="T1">96</text:span><text:line-break/><text:span text:style-name="T1">13.9. CONVENI</text:span><text:line-break/><text:span text:style-name="T2">1. Títol del</text:span><text:line-break/><text:span text:style-name="T2">conveni</text:span><text:line-break/><text:span text:style-name="T2">2. Dades dels</text:span><text:line-break/><text:span text:style-name="T2">participants</text:span><text:line-break/><text:span text:style-name="T2">3. Motius</text:span><text:line-break/><text:span text:style-name="T2">4. Pactes</text:span><text:line-break/><text:span text:style-name="T1">Document per mitjà del qual es ﬁxen un o diversos acords de col·laboració -de compliment obli-</text:span><text:line-break/><text:span text:style-name="T1">gat- entre dues o més parts (institucions, organismes, entitats, empreses, etc.) a ﬁ d’assolir un o</text:span><text:line-break/><text:span text:style-name="T1">diversos objectius d’interès mutu. Té un to formal i pot tenir un caràcter protocol·lari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96</text:span></text:p>
      <text:p text:style-name="P1"><text:span text:style-name="T1">97</text:span><text:line-break/><text:span text:style-name="T1">Segon. El Consell Insular de Menorca abona rà a l’associació Música per</text:span><text:line-break/><text:span text:style-name="T1">a Tots la quantitat de 6.000</text:span> € <text:span text:style-name="T1">(sis mil euros) per les activitats dutes a</text:span><text:line-break/><text:span text:style-name="T1">terme durant l’any que consten en el pacte primer d’aquest conveni;</text:span><text:line-break/><text:span text:style-name="T1">quantitat que s’aplica rà a la partida 1111.22222 del pressupost actual i</text:span><text:line-break/><text:span text:style-name="T1">que es farà efectiva de la manera següent: la meitat abans del 30 de juny</text:span><text:line-break/><text:span text:style-name="T1">i l’altra meitat abans d’acabar l’any, després de presentar una memòria de</text:span><text:line-break/><text:span text:style-name="T1">les activitats i els justiﬁcants comptables per valor igual o superior a la</text:span><text:line-break/><text:soft-page-break/><text:span text:style-name="T1">quantitat atorgada.</text:span><text:line-break/><text:span text:style-name="T1">Tercer. L’associació Música per a Tots es compromet, així mateix, a fer</text:span><text:line-break/><text:span text:style-name="T1">constar el suport del Consell Insular de Menorca en la publicitat i infor-</text:span><text:line-break/><text:span text:style-name="T1">mació de tots els actes programats.</text:span><text:line-break/><text:span text:style-name="T1">I com a prova de conformitat amb el contingut d’aquest conveni, el sig-</text:span><text:line-break/><text:span text:style-name="T1">nam en dos exemplars en el lloc i en la data indicats més avall.</text:span><text:line-break/><text:span text:style-name="T1">Maó, 15 de febrer de 2005</text:span><text:line-break/><text:span text:style-name="T1">Pel Consell Insular de Menorca,</text:span> <text:span text:style-name="T1">Per l’associació Música per</text:span><text:line-break/><text:span text:style-name="T1">a Tots,</text:span><text:line-break/><text:span text:style-name="T1">[rúbrica]</text:span> <text:span text:style-name="T1">[rúbrica]</text:span><text:line-break/><text:span text:style-name="T1">Pau Pons i Pons</text:span> <text:span text:style-name="T1">Llúcia Castell i Solfa</text:span><text:line-break/><text:span text:style-name="T2">5. Fórmula ﬁnal</text:span><text:line-break/><text:span text:style-name="T2">6. Datació</text:span><text:line-break/><text:span text:style-name="T2">7. Parts</text:span><text:line-break/><text:span text:style-name="T2">8. Signatures</text:span><text:line-break/><text:span text:style-name="T2">9. Noms i llinatges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97</text:span></text:p>
      <text:p text:style-name="P1"><text:span text:style-name="T1">Sra. Cristina Pons Martí</text:span><text:line-break/><text:span text:style-name="T1">Presidenta del Club Esportiu Endavant</text:span><text:line-break/><text:span text:style-name="T1">C/ Clar, 73. 07750 Ferreries</text:span><text:line-break/><text:span text:style-name="T1">Us convoc a la propera reunió de la Federació de Clubs Esportius de</text:span><text:line-break/><text:span text:style-name="T1">Menorca.</text:span><text:line-break/><text:span text:style-name="T1">Dia: 12 de desembre del 2001</text:span><text:line-break/><text:span text:style-name="T1">Hora: 20.30 h</text:span><text:line-break/><text:span text:style-name="T1">Lloc: Sala d’Actes de l’Ajuntament de Ferreries, pl. Constitució, 21,</text:span><text:line-break/><text:span text:style-name="T1">Ferreries.</text:span><text:line-break/><text:span text:style-name="T1">Ordre del dia:</text:span><text:line-break/><text:span text:style-name="T1">1. Lectura i aprovació de l’acta de la sessió anterior.</text:span><text:line-break/><text:span text:style-name="T1">2. Organització del Campionat de Menorca de Natació.</text:span><text:line-break/><text:span text:style-name="T1">3. Admissió de nous membres a la Federació.</text:span><text:line-break/><text:span text:style-name="T1">4. Torn obert de paraules.</text:span><text:line-break/><text:span text:style-name="T1">[rúbrica]</text:span><text:line-break/><text:span text:style-name="T1">Joan Antoni Taltavull Pons</text:span><text:line-break/><text:span text:style-name="T1">President de la Federació de Clubs Esportius de Menorca</text:span><text:line-break/><text:span text:style-name="T1">Ferreries, 25 d’octubre de 2001</text:span><text:line-break/><text:span text:style-name="T1">98</text:span><text:line-break/><text:span text:style-name="T1">13.10. CONVOCATÒRIA DE REUNIÓ</text:span><text:line-break/><text:span text:style-name="T2">1.Destinació</text:span><text:line-break/><text:span text:style-name="T2">2. Convocatòria</text:span><text:line-break/><text:span text:style-name="T2">3. Dades de</text:span><text:line-break/><text:span text:style-name="T2">la reunió</text:span><text:line-break/><text:span text:style-name="T2">4. Ordre del dia</text:span><text:line-break/><text:span text:style-name="T2">5. Signatura</text:span><text:line-break/><text:span text:style-name="T2">6. Nom i llinatges</text:span><text:line-break/><text:span text:style-name="T2">7. Càrrec</text:span><text:line-break/><text:span text:style-name="T2">4. Datació</text:span><text:line-break/><text:span text:style-name="T1">Document per mitjà del qual es demana la presència d’algú en un lloc i en una data determinats per</text:span><text:line-break/><text:span text:style-name="T1">dur a terme una reunió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98</text:span></text:p>
      <text:p text:style-name="P1"><text:span text:style-name="T1">Nom i llinatges:</text:span> <text:span text:style-name="T1">Ignasi Soler Pons</text:span><text:line-break/><text:span text:style-name="T1">Lloc i data de naixement:</text:span> <text:span text:style-name="T1">Ciutadella, 03/03/1968</text:span><text:line-break/><text:soft-page-break/><text:span text:style-name="T1">Nacionalitat:</text:span> <text:span text:style-name="T1">Espanyola</text:span><text:line-break/><text:span text:style-name="T1">DNI/passaport:</text:span> <text:span text:style-name="T1">5.056</text:span><text:line-break/><text:span text:style-name="T1">Adreça:</text:span> <text:span text:style-name="T1">C/ Llarg, 45, 3r. Ciutadella</text:span><text:line-break/><text:span text:style-name="T1">Telèfon:</text:span> <text:span text:style-name="T1">86 08 79</text:span><text:line-break/><text:span text:style-name="T1">Mòbil:</text:span> <text:span text:style-name="T1">666 334 256</text:span><text:line-break/><text:span text:style-name="T1">DADES ACADÈMIQUES</text:span><text:line-break/><text:span text:style-name="T1">-Llicenciatura en ciències econòmiques, Universitat de Barcelona, 1992</text:span><text:line-break/><text:span text:style-name="T1">-Màster en direcció d’empreses, ESADE; Barcelona, 1994</text:span><text:line-break/><text:span text:style-name="T1">-Diploma d’estudis superiors de gestió ﬁnancera i gestió d’empresa,</text:span><text:line-break/><text:span text:style-name="T1">Universitat de París, 1996</text:span><text:line-break/><text:span text:style-name="T1">-Certiﬁcat de nivell C de català; Palma, 1997</text:span><text:line-break/><text:span text:style-name="T1">-Idiomes: català, castellà, anglès i portuguès</text:span><text:line-break/><text:span text:style-name="T1">EXPERIÈNCIA LABORAL</text:span><text:line-break/><text:span text:style-name="T1">Banc de Crèdit Menorquí, de 1996 a 1999</text:span><text:line-break/><text:span text:style-name="T1">Institut Balear de Finances, de 1999 a 2000</text:span><text:line-break/><text:span text:style-name="T1">Inversions Menorquines, a partir de juny de 2000</text:span><text:line-break/><text:span text:style-name="T1">PUBLICACIONS</text:span><text:line-break/>“<text:span text:style-name="T1">L’economia menorquina al tombant del segle XXI”, a</text:span> <text:span text:style-name="T1">Món Econòmic,</text:span><text:line-break/><text:span text:style-name="T1">núm. 4</text:span><text:line-break/>“<text:span text:style-name="T1">L’euro i els mercats actuals”, a</text:span> <text:span text:style-name="T1">Butlletí d’Economia, núm. 26</text:span><text:line-break/><text:span text:style-name="T1">CONFERÈNCIES, JORNADES I CONGRESSOS</text:span><text:line-break/><text:span text:style-name="T1">Participació en el cicle de conferències “Menorca i l’economia emer-</text:span><text:line-break/><text:span text:style-name="T1">gent”, organitzat per la Petita i Mitjana Empresa de les Illes.</text:span><text:line-break/><text:span text:style-name="T1">Gener de 1999</text:span><text:line-break/><text:span text:style-name="T1">Ciutadella, 7 de febrer de 2001</text:span><text:line-break/><text:span text:style-name="T1">13.11. CURRÍCULUM</text:span><text:line-break/><text:span text:style-name="T1">99</text:span><text:line-break/><text:span text:style-name="T2">1. Dades personals</text:span><text:line-break/><text:span text:style-name="T2">2. Formació</text:span><text:line-break/><text:span text:style-name="T2">3. Dades</text:span><text:line-break/><text:span text:style-name="T2">professionals</text:span><text:line-break/><text:span text:style-name="T2">4.</text:span> <text:span text:style-name="T2">Publicacions</text:span> <text:span text:style-name="T2">i</text:span><text:line-break/><text:span text:style-name="T2">altres dades com-</text:span><text:line-break/><text:span text:style-name="T2">plementàries</text:span><text:line-break/><text:span text:style-name="T2">5. Datació</text:span><text:line-break/><text:span text:style-name="T1">Document que conté les dades relatives a la situació personal, els estudis, l’experiència professio-</text:span><text:line-break/><text:span text:style-name="T1">nal, etc., d’una persona que és candidata en un concurs, que opta a una plaça, a un lloc de treball,</text:span><text:line-break/><text:span text:style-name="T1">a una beca, etc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99</text:span></text:p>
      <text:p text:style-name="P1"><text:span text:style-name="T1">Enric Miró Vilar, propietari de Produccions Menorca, domiciliat al c/</text:span><text:line-break/><text:span text:style-name="T1">dels Pins, 24, d’Alaior, amb DNI núm. 630.349,</text:span><text:line-break/><text:span text:style-name="T1">D’acord amb les bases del concurs a què fa referència l’Edicte de 12 de</text:span><text:line-break/><text:span text:style-name="T1">juny de 2004, publicat en el BOIB núm. 120,</text:span><text:line-break/><text:span text:style-name="T1">DECLAR SOTA PROMESA:</text:span><text:line-break/><text:span text:style-name="T1">Que no he estat mai processat ni condemnat mitjançant sentència ferma</text:span><text:line-break/><text:span text:style-name="T1">per delictes de falsedat o contra la propietat.</text:span><text:line-break/><text:span text:style-name="T1">Que no som deutor de l’Administració pública, ni de cap empresa para-</text:span><text:line-break/><text:span text:style-name="T1">pública.</text:span><text:line-break/><text:span text:style-name="T1">I que no he donat lloc, per culpa o negligència, a la resolució ferma de</text:span><text:line-break/><text:span text:style-name="T1">cap contracte formalitzat amb l’Administració pública durant els darrers</text:span><text:line-break/><text:soft-page-break/><text:span text:style-name="T1">cinc anys.</text:span><text:line-break/><text:span text:style-name="T1">I perquè consti així en compliment de les bases del concurs esmentat</text:span><text:line-break/><text:span text:style-name="T1">més amunt, sign aquesta declaració.</text:span><text:line-break/><text:span text:style-name="T1">Alaior, 19 de juliol de 2004</text:span><text:line-break/><text:span text:style-name="T1">[rúbrica]</text:span><text:line-break/><text:span text:style-name="T1">100</text:span><text:line-break/><text:span text:style-name="T1">13.12. DECLARACIÓ JURADA</text:span><text:line-break/><text:span text:style-name="T2">1. Dades de la per-</text:span><text:line-break/><text:span text:style-name="T2">sona emissora</text:span><text:line-break/><text:span text:style-name="T2">2. Normativa,</text:span><text:line-break/><text:span text:style-name="T2">si escau</text:span><text:line-break/><text:span text:style-name="T2">3. Cos</text:span><text:line-break/><text:span text:style-name="T2">4. Datació</text:span><text:line-break/><text:span text:style-name="T2">5. Signatura</text:span><text:line-break/><text:span text:style-name="T1">Document que conté la manifestació feta sota jurament o promesa, a requeriment d’una autoritat</text:span><text:line-break/><text:span text:style-name="T1">administrativa o jurídica, d’un fet o esdeveniment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100</text:span></text:p>
      <text:p text:style-name="P1"><text:span text:style-name="T1">Ref.: Y122258</text:span><text:line-break/><text:span text:style-name="T1">FAIG CONSTAR / DILIGÈNCIA per fer constar: QUE la Comissió de</text:span><text:line-break/><text:span text:style-name="T1">Govern, en sessió de dia 24 d’abril, ha concedit al senyor Joan Bagur</text:span><text:line-break/><text:span text:style-name="T1">Orﬁla,</text:span> <text:span text:style-name="T1">funcionari</text:span> <text:span text:style-name="T1">adscrit</text:span> <text:span text:style-name="T1">a</text:span> <text:span text:style-name="T1">l’Àrea</text:span> <text:span text:style-name="T1">de</text:span> <text:span text:style-name="T1">Cultura</text:span> <text:span text:style-name="T1">de</text:span> <text:span text:style-name="T1">l’Ajuntament</text:span> <text:span text:style-name="T1">de</text:span><text:line-break/><text:span text:style-name="T1">Ciutadella, un any d’excedència a partir del 2 de setembre de 2005.</text:span><text:line-break/><text:span text:style-name="T1">Ciutadella, 2 de maig de 2005</text:span><text:line-break/><text:span text:style-name="T1">La cap de Personal</text:span><text:line-break/><text:span text:style-name="T1">[rúbrica]</text:span><text:line-break/><text:span text:style-name="T1">Carme Orﬁla Simó</text:span><text:line-break/><text:span text:style-name="T1">13.13. DILIGÈNCIA</text:span><text:line-break/><text:span text:style-name="T1">101</text:span><text:line-break/><text:span text:style-name="T2">1.</text:span> <text:span text:style-name="T2">Identiﬁcació</text:span><text:line-break/><text:span text:style-name="T2">del document</text:span><text:line-break/><text:span text:style-name="T2">2. Cos</text:span><text:line-break/><text:span text:style-name="T2">3. Datació</text:span><text:line-break/><text:span text:style-name="T2">4. Càrrec</text:span><text:line-break/><text:span text:style-name="T2">5. Signatura</text:span><text:line-break/><text:span text:style-name="T2">6. Nom i llinatges</text:span><text:line-break/><text:span text:style-name="T1">És el document de caràcter intern amb què s’acredita que s’ha fet un tràmit administratiu, i permet</text:span><text:line-break/><text:span text:style-name="T1">de constatar un canvi de categoria laboral, una situació d’excedència, la presa de possessió d’una</text:span><text:line-break/><text:span text:style-name="T1">plaça, etc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101</text:span></text:p>
      <text:p text:style-name="P1"><text:span text:style-name="T1">Nom i llinatges:</text:span> <text:span text:style-name="T1">Miquel Sans Gómez</text:span><text:line-break/><text:span text:style-name="T1">Adreça:</text:span> <text:span text:style-name="T1">Av. Menorca, 12, 3r 3a</text:span><text:line-break/><text:span text:style-name="T1">Població:</text:span> <text:span text:style-name="T1">Maó</text:span> <text:span text:style-name="T1">Codi postal:</text:span> <text:span text:style-name="T1">07702</text:span><text:line-break/><text:span text:style-name="T1">Província:</text:span> <text:span text:style-name="T1">Illes Balears</text:span> <text:span text:style-name="T1">NIF</text:span> <text:span text:style-name="T1">25114855L</text:span><text:line-break/><text:span text:style-name="T1">Telèfon:</text:span> <text:span text:style-name="T1">999 999 999</text:span><text:line-break/><text:span text:style-name="T1">Adreça electrònica:</text:span> <text:span text:style-name="T1">sans@infomenorca.cat</text:span><text:line-break/><text:span text:style-name="T1">Director/a de l’entitat bancària</text:span><text:line-break/><text:span text:style-name="T1">Abonau, ﬁns a un altre avís, els rebuts presentats per EPASA amb càrrec</text:span><text:line-break/><text:span text:style-name="T1">al compte</text:span><text:line-break/><text:soft-page-break/><text:span text:style-name="T1">Entitat</text:span> <text:span text:style-name="T1">Oﬁcina</text:span> <text:span text:style-name="T1">DC</text:span> <text:span text:style-name="T1">Núm. de compte</text:span><text:line-break/><text:span text:style-name="T1">Entitat bancària:</text:span> <text:span text:style-name="T1">Caixamar</text:span><text:line-break/><text:span text:style-name="T1">Oﬁcina:</text:span> <text:span text:style-name="T1">0025</text:span><text:line-break/><text:span text:style-name="T1">Adreça:</text:span> <text:span text:style-name="T1">Pl. Bastió, 18</text:span><text:line-break/><text:span text:style-name="T1">Població:</text:span> <text:span text:style-name="T1">Maó</text:span> <text:span text:style-name="T1">Codi postal:</text:span> <text:span text:style-name="T1">07702</text:span><text:line-break/><text:span text:style-name="T1">Nom i llinatges del signant:</text:span> <text:span text:style-name="T1">Miquel Sans Gómez</text:span><text:line-break/><text:span text:style-name="T1">DNI del titular del compte:</text:span> <text:span text:style-name="T1">25114855L</text:span><text:line-break/><text:span text:style-name="T1">[rúbrica]</text:span><text:line-break/><text:span text:style-name="T1">Maó, 25 de març de 2005</text:span><text:line-break/><text:span text:style-name="T1">102</text:span><text:line-break/><text:span text:style-name="T1">13.14. DOMICILIACIÓ BANCÀRIA</text:span><text:line-break/><text:span text:style-name="T2">1. Dades del</text:span><text:line-break/><text:span text:style-name="T2">titular</text:span><text:line-break/><text:span text:style-name="T2">2. Dades</text:span><text:line-break/><text:span text:style-name="T2">bancàries</text:span><text:line-break/><text:span text:style-name="T2">3. Signatura</text:span><text:line-break/><text:span text:style-name="T2">4. Datació</text:span><text:line-break/><text:span text:style-name="T1">Document pel qual hom dóna ordre a una entitat bancària perquè carregui una sèrie de rebuts en</text:span><text:line-break/><text:span text:style-name="T1">un compte corrent o en una llibreta d’estalvi determinats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102</text:span></text:p>
      <text:p text:style-name="P1"><text:span text:style-name="T1">EDICTE</text:span><text:line-break/><text:span text:style-name="T1">El Ple de l’Ajuntament, en sessió ordinària de dia 10 de març de 2005, va</text:span><text:line-break/><text:span text:style-name="T1">aprovar provisionalment l’Ordenança general municipal reguladora de la</text:span><text:line-break/><text:span text:style-name="T1">concessió de subvencions.</text:span><text:line-break/><text:span text:style-name="T1">En compliment del que prescriu l’article 49 de la Llei 7/1985, de 2</text:span><text:line-break/><text:span text:style-name="T1">d’abril, reguladora de les bases de règim local, l’expedient d’aquest acord</text:span><text:line-break/><text:span text:style-name="T1">resta exposat al públic a la Secretaria de l’Ajuntament durant trenta dies</text:span><text:line-break/><text:span text:style-name="T1">hàbils comptadors a partir de l’endemà de publicar-lo en el BOIB, durant</text:span><text:line-break/><text:span text:style-name="T1">els quals les persones interessades el podran examinar i presentar reclama-</text:span><text:line-break/><text:span text:style-name="T1">cions.</text:span><text:line-break/><text:span text:style-name="T1">Alcúdia, 30 de març de 2005</text:span><text:line-break/><text:span text:style-name="T1">EL BATLE</text:span><text:line-break/><text:span text:style-name="T1">Ignasi Mas Bonet</text:span><text:line-break/><text:span text:style-name="T1">13.15. EDICTE</text:span><text:line-break/><text:span text:style-name="T1">103</text:span><text:line-break/><text:span text:style-name="T2">1. Identiﬁcació</text:span><text:line-break/><text:span text:style-name="T2">del document</text:span><text:line-break/><text:span text:style-name="T2">2. Nucli</text:span><text:line-break/><text:span text:style-name="T2">3. Datació</text:span><text:line-break/><text:span text:style-name="T2">4. Càrrec</text:span><text:line-break/><text:span text:style-name="T2">5. Nom i llinatges</text:span><text:line-break/><text:span text:style-name="T1">Avís, ordre o decret publicat per l’autoritat fent ús de les seves atribucions o donant compliment a</text:span><text:line-break/><text:span text:style-name="T1">un altre precepte legal, amb la ﬁnalitat de promulgar una disposició, fer pública alguna resolució,</text:span><text:line-break/><text:span text:style-name="T1">donar notícia d’algun acte o citar algú.</text:span><text:line-break/><text:span text:style-name="T1">llibreDAVa OK.qxd:Maquetación</text:span> <text:span text:style-name="T1">1</text:span> <text:span text:style-name="T1">17/9/07</text:span> <text:span text:style-name="T1">10:49</text:span> <text:span text:style-name="T1">Página</text:span> <text:span text:style-name="T1">103</text:span></text:p>
      <text:p text:style-name="P1"><text:span text:style-name="T1">104</text:span><text:line-break/><text:span text:style-name="T1">13.16. FACTURA</text:span><text:line-break/><text:span text:style-name="T1">Papereria Piris</text:span><text:line-break/><text:span text:style-name="T1">Jordi Piris</text:span> <text:span text:style-name="T1">NIF 45212085J</text:span><text:line-break/><text:soft-page-break/><text:span text:style-name="T1">C. del Carme, 24. 07702 Maó. Tel. 552588445</text:span><text:line-break/><text:span text:style-name="T1">FACTURA NÚM.:</text:span> <text:span text:style-name="T1">1.256</text:span> <text:span text:style-name="T1">25 de juny de 2005</text:span><text:line-break/><text:span text:style-name="T1">Client/a:</text:span> <text:span text:style-name="T1">Antònia Mir</text:span> <text:span text:style-name="T1">NIF:</text:span> <text:span text:style-name="T1">55565687K</text:span></text:p>
      <text:p text:style-name="P1"/>
      <text:p text:style-name="P1"/>
      <text:p text:style-name="P1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">Codi</text:p>
          </table:table-cell>
          <table:table-cell table:style-name="Table1.A1" office:value-type="string">
            <text:p text:style-name="Table_20_Contents"><text:s/><text:span text:style-name="T3">producte</text:span></text:p>
          </table:table-cell>
          <table:table-cell table:style-name="Table1.A1" office:value-type="string">
            <text:p text:style-name="Table_20_Contents"><text:s/><text:span text:style-name="T3">Quantitat</text:span></text:p>
          </table:table-cell>
          <table:table-cell table:style-name="Table1.A1" office:value-type="string">
            <text:p text:style-name="P2">Preu unidad</text:p>
          </table:table-cell>
          <table:table-cell table:style-name="Table1.A1" office:value-type="string">
            <text:p text:style-name="P2">Preu Totatl</text:p>
          </table:table-cell>
          <table:table-cell table:style-name="Table1.A1" office:value-type="string">
            <text:p text:style-name="P2">DTE</text:p>
          </table:table-cell>
          <table:table-cell table:style-name="Table1.G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2">134465</text:p>
          </table:table-cell>
          <table:table-cell table:style-name="Table1.A2" office:value-type="string">
            <text:p text:style-name="P2">camis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4$</text:p>
          </table:table-cell>
          <table:table-cell table:style-name="Table1.A2" office:value-type="string">
            <text:p text:style-name="P2">32$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32$</text:p>
          </table:table-cell>
        </table:table-row>
        <table:table-row>
          <table:table-cell table:style-name="Table1.A2" office:value-type="string">
            <text:p text:style-name="P2">154564</text:p>
          </table:table-cell>
          <table:table-cell table:style-name="Table1.A2" office:value-type="string">
            <text:p text:style-name="P2">abric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5$</text:p>
          </table:table-cell>
          <table:table-cell table:style-name="Table1.A2" office:value-type="string">
            <text:p text:style-name="P2">225$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225$</text:p>
          </table:table-cell>
        </table:table-row>
        <table:table-row>
          <table:table-cell table:style-name="Table1.A2" office:value-type="string">
            <text:p text:style-name="P2">343546</text:p>
          </table:table-cell>
          <table:table-cell table:style-name="Table1.A2" office:value-type="string">
            <text:p text:style-name="P2">bote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0 $</text:p>
          </table:table-cell>
          <table:table-cell table:style-name="Table1.A2" office:value-type="string">
            <text:p text:style-name="P2">90$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2">90<text:span text:style-name="T4">$</text:span></text:p>
          </table:table-cell>
        </table:table-row>
        <table:table-row>
          <table:table-cell table:style-name="Table1.A2" office:value-type="string">
            <text:p text:style-name="P2">134456</text:p>
          </table:table-cell>
          <table:table-cell table:style-name="Table1.A2" office:value-type="string">
            <text:p text:style-name="P3">guants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11$</text:p>
          </table:table-cell>
          <table:table-cell table:style-name="Table1.A2" office:value-type="string">
            <text:p text:style-name="P3">44$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3">44$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UMA</text:p>
          </table:table-cell>
          <table:table-cell table:style-name="Table2.B1" office:value-type="string">
            <text:p text:style-name="P3">391</text:p>
          </table:table-cell>
        </table:table-row>
        <table:table-row>
          <table:table-cell table:style-name="Table2.A2" office:value-type="string">
            <text:p text:style-name="P3">Iva 16%</text:p>
          </table:table-cell>
          <table:table-cell table:style-name="Table2.B2" office:value-type="string">
            <text:p text:style-name="P3">62</text:p>
          </table:table-cell>
        </table:table-row>
        <table:table-row>
          <table:table-cell table:style-name="Table2.A2" office:value-type="string">
            <text:p text:style-name="P3">Total</text:p>
          </table:table-cell>
          <table:table-cell table:style-name="Table2.B2" office:value-type="string">
            <text:p text:style-name="P3">45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23:11.810459270</meta:creation-date>
    <dc:date>2023-11-29T08:55:05.584975251</dc:date>
    <meta:editing-duration>PT1M21S</meta:editing-duration>
    <meta:editing-cycles>1</meta:editing-cycles>
    <meta:generator>LibreOffice/7.3.7.2$Linux_X86_64 LibreOffice_project/30$Build-2</meta:generator>
    <meta:document-statistic meta:table-count="2" meta:image-count="0" meta:object-count="0" meta:page-count="6" meta:paragraph-count="46" meta:word-count="1557" meta:character-count="9465" meta:non-whitespace-character-count="7952"/>
  </office:meta>
</office:document-meta>
</file>